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aritme af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naturlig logaritme af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rænseværdien af</text:p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>cosinus hyperbolsk</text:p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>co-tangent hyperbolsk</text:p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>co-sekant hyperbolsk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>sekant hyperbolsk</text:p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>sinus hyperbolsk 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>tangens hyperbolsk</text:p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anish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osinus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>co-tangens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>co-sekant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>sekant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inus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>tangens</text:p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